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0706294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6pt" fo:font-weight="normal" officeooo:rsid="00706294" style:font-size-asian="16pt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6" style:family="paragraph" style:parent-style-name="Standard">
      <style:paragraph-properties fo:text-align="justify" style:justify-single-word="false" style:writing-mode="lr-tb"/>
      <style:text-properties officeooo:paragraph-rsid="00b59b11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4pt" fo:font-weight="normal" officeooo:rsid="00d3eaee" officeooo:paragraph-rsid="00d3eae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4pt" fo:font-weight="normal" officeooo:rsid="00ef8110" officeooo:paragraph-rsid="00d90a4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4pt" fo:font-weight="normal" officeooo:rsid="00f82dc6" officeooo:paragraph-rsid="00f82dc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4pt" fo:font-weight="normal" officeooo:rsid="00fa8f06" officeooo:paragraph-rsid="00fa8f0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4pt" fo:font-weight="normal" officeooo:rsid="00fea91e" officeooo:paragraph-rsid="00fea91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4pt" fo:font-weight="normal" officeooo:rsid="00fff124" officeooo:paragraph-rsid="00fff12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4pt" fo:font-weight="normal" officeooo:rsid="00fff124" officeooo:paragraph-rsid="0105f09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ize="14pt" fo:font-weight="normal" officeooo:rsid="00fff124" officeooo:paragraph-rsid="0107bee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ize="14pt" fo:font-weight="normal" officeooo:rsid="0100d354" officeooo:paragraph-rsid="0100d35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4pt" fo:font-weight="normal" officeooo:rsid="01031f81" officeooo:paragraph-rsid="01031f8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ize="14pt" fo:font-weight="normal" officeooo:rsid="01031f81" officeooo:paragraph-rsid="0103ad3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size="14pt" fo:font-weight="normal" officeooo:rsid="010444c0" officeooo:paragraph-rsid="010444c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fo:font-size="14pt" fo:font-weight="normal" officeooo:rsid="0105f09b" officeooo:paragraph-rsid="0105f09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fo:font-size="14pt" fo:font-weight="normal" officeooo:rsid="0106d01e" officeooo:paragraph-rsid="0106d01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fo:font-size="14pt" fo:font-weight="normal" officeooo:rsid="0106e534" officeooo:paragraph-rsid="0106e53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fo:font-size="14pt" fo:font-weight="normal" officeooo:rsid="0107bee0" officeooo:paragraph-rsid="0109369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fo:font-size="14pt" fo:font-weight="normal" officeooo:rsid="0109c41f" officeooo:paragraph-rsid="0109c41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 style:writing-mode="lr-tb"/>
      <style:text-properties fo:font-size="14pt" fo:font-weight="normal" officeooo:rsid="0109ca50" officeooo:paragraph-rsid="0109ca5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fo:font-size="14pt" fo:font-weight="normal" officeooo:rsid="010bc0aa" officeooo:paragraph-rsid="010bc0a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 style:writing-mode="lr-tb"/>
      <style:text-properties fo:font-size="14pt" fo:font-weight="normal" officeooo:rsid="010cc6ac" officeooo:paragraph-rsid="010cc6a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 style:writing-mode="lr-tb"/>
      <style:text-properties fo:font-size="14pt" fo:font-weight="normal" officeooo:rsid="010e06af" officeooo:paragraph-rsid="010cc6a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 style:writing-mode="lr-tb"/>
      <style:text-properties fo:font-size="14pt" fo:font-weight="normal" officeooo:rsid="010e06af" officeooo:paragraph-rsid="010e06a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 style:writing-mode="lr-tb"/>
      <style:text-properties fo:font-size="14pt" fo:font-weight="normal" officeooo:rsid="010ed8a2" officeooo:paragraph-rsid="010ed8a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 style:writing-mode="lr-tb"/>
      <style:text-properties fo:font-size="14pt" fo:font-weight="normal" officeooo:rsid="01109a18" officeooo:paragraph-rsid="01109a18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 style:writing-mode="lr-tb"/>
      <style:text-properties fo:font-size="14pt" fo:font-weight="normal" officeooo:rsid="0112fca0" officeooo:paragraph-rsid="0112fca0" style:font-size-asian="14pt" style:font-weight-asian="normal" style:font-size-complex="14pt" style:font-weight-complex="normal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56adb2" style:font-size-asian="16pt" style:font-weight-asian="bold" style:font-weight-complex="bold"/>
    </style:style>
    <style:style style:name="T3" style:family="text">
      <style:text-properties fo:font-size="16pt" fo:font-weight="bold" officeooo:rsid="007e4c3b" style:font-size-asian="16pt" style:font-weight-asian="bold" style:font-weight-complex="bold"/>
    </style:style>
    <style:style style:name="T4" style:family="text">
      <style:text-properties fo:font-size="16pt" fo:font-weight="bold" officeooo:rsid="007e68e0" style:font-size-asian="16pt" style:font-weight-asian="bold" style:font-weight-complex="bold"/>
    </style:style>
    <style:style style:name="T5" style:family="text">
      <style:text-properties fo:font-size="16pt" fo:font-weight="bold" officeooo:rsid="00f2b2cc" style:font-size-asian="16pt" style:font-weight-asian="bold" style:font-weight-complex="bold"/>
    </style:style>
    <style:style style:name="T6" style:family="text">
      <style:text-properties fo:font-size="16pt" fo:font-weight="bold" officeooo:rsid="00f342b8" style:font-size-asian="16pt" style:font-weight-asian="bold" style:font-weight-complex="bold"/>
    </style:style>
    <style:style style:name="T7" style:family="text">
      <style:text-properties fo:font-size="16pt" fo:font-weight="bold" officeooo:rsid="00f5125e" style:font-size-asian="16pt" style:font-weight-asian="bold" style:font-weight-complex="bold"/>
    </style:style>
    <style:style style:name="T8" style:family="text">
      <style:text-properties officeooo:rsid="00f8b790"/>
    </style:style>
    <style:style style:name="T9" style:family="text">
      <style:text-properties officeooo:rsid="00fa8f06"/>
    </style:style>
    <style:style style:name="T10" style:family="text">
      <style:text-properties officeooo:rsid="00fc3498"/>
    </style:style>
    <style:style style:name="T11" style:family="text">
      <style:text-properties officeooo:rsid="00fff124"/>
    </style:style>
    <style:style style:name="T12" style:family="text">
      <style:text-properties officeooo:rsid="01028fe4"/>
    </style:style>
    <style:style style:name="T13" style:family="text">
      <style:text-properties officeooo:rsid="0103ad3b"/>
    </style:style>
    <style:style style:name="T14" style:family="text">
      <style:text-properties officeooo:rsid="0107bee0"/>
    </style:style>
    <style:style style:name="T15" style:family="text">
      <style:text-properties officeooo:rsid="010bc0aa"/>
    </style:style>
    <style:style style:name="T16" style:family="text">
      <style:text-properties officeooo:rsid="0110bb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5"><text:bookmark-start text:name="__DdeLink__107_2254549990"/><text:span text:style-name="T1"><text:s/>HTML <text:s/>и CSS за начинаещи – <text:s/></text:span><text:span text:style-name="T5">20</text:span><text:span text:style-name="T3">.03.2023</text:span></text:p>
      <text:p text:style-name="P2"/>
      <text:p text:style-name="P6"><text:span text:style-name="T1">Урок № </text:span><text:span text:style-name="T4">1</text:span><text:span text:style-name="T6">4</text:span><text:span text:style-name="T1"> – </text:span><text:span text:style-name="T2"><text:s/></text:span><text:bookmark-start text:name="__DdeLink__297_4081783513"/><text:span text:style-name="T7">И</text:span><text:bookmark-end text:name="__DdeLink__297_4081783513"/><text:span text:style-name="T7">зползване на фонови изображения</text:span></text:p>
      <text:p text:style-name="P3"/>
      <text:p text:style-name="P4"/>
      <text:p text:style-name="P9"><text:bookmark-end text:name="__DdeLink__107_2254549990"/>Отново имаме една съвсем опростена уеб страница. <text:span text:style-name="T8">За да добавят изображение към страницата повечето хора биха използвали следната комбинация от тагове:</text:span></text:p>
      <text:p text:style-name="P9"/>
      <text:p text:style-name="P7"><text:s/>&lt;img src="images/france-regions-map.webp" alt="Map of the regions of France"&gt;</text:p>
      <text:p text:style-name="P7"/>
      <text:p text:style-name="P10">Принципно тази комбинация не е грешна, ще работи без проблеми, но това изображение ще се визуализира под текста в <text:span text:style-name="T10">дадени</text:span>я div, а не като фоново изображение на съответния <text:bookmark-start text:name="__DdeLink__585_464474554"/>div<text:bookmark-end text:name="__DdeLink__585_464474554"/>. </text:p>
      <text:p text:style-name="P10"/>
      <text:p text:style-name="P11">Ако искаме да добавим изображение, което да служи като фон на нашата уеб страница <text:s/>- цялата или само на определена нейна част или <text:s/><text:span text:style-name="T9">div, </text:span>трябва да използваме CSS.</text:p>
      <text:p text:style-name="P11"/>
      <text:p text:style-name="P12">Добавянето на фоново изображение в CSS става посредством следната комбинация от тагове:</text:p>
      <text:p text:style-name="P12"/>
      <text:p text:style-name="P12"><text:s/><text:bookmark-start text:name="__DdeLink__593_464474554"/>background-image: url<text:bookmark-start text:name="__DdeLink__587_464474554"/>(../<text:bookmark-start text:name="__DdeLink__589_464474554"/><text:bookmark-end text:name="__DdeLink__587_464474554"/>images<text:bookmark-end text:name="__DdeLink__589_464474554"/>/france-regions-map.webp);<text:bookmark-end text:name="__DdeLink__593_464474554"/></text:p>
      <text:p text:style-name="P12"/>
      <text:p text:style-name="P15">Тази комбинация <text:span text:style-name="T12">трябва да</text:span> <text:span text:style-name="T12">се добави в секциите body и класа или идентификатора на нашия div в CSS файла.</text:span></text:p>
      <text:p text:style-name="P15"/>
      <text:p text:style-name="P16">Тук трябва да се обърне внимание на двете точки .. в частта url<text:span text:style-name="T11">(../</text:span></text:p>
      <text:p text:style-name="P17">Тези две точки преди наклонената черта / <text:span text:style-name="T13">казват на браузъра, върне се в моята главна папка и влез в папка </text:span><text:span text:style-name="T11">images, </text:span><text:span text:style-name="T13">там потърси изображението с наименование....</text:span></text:p>
      <text:p text:style-name="P17"/>
      <text:p text:style-name="P18">Ако не напишем тези две точки ..; линкът просто няма да работи, защото по подразбиране, когато линкът е в нашият CSS файл, браузърът търси изображението в нашата папка CSS, а не в папка <text:s/><text:span text:style-name="T11">images, </text:span>и поради тази причина ние трябва да го пренасочим чрез тази команда. </text:p>
      <text:p text:style-name="P18"/>
      <text:p text:style-name="P19">Когато добавим фоново изображение чрез комбинацията:</text:p>
      <text:p text:style-name="P19"/>
      <text:p text:style-name="P13"><text:bookmark-start text:name="__DdeLink__599_464474554"/>background-image: url<text:bookmark-start text:name="__DdeLink__587_4644745541"/>(../<text:bookmark-start text:name="__DdeLink__589_4644745541"/><text:bookmark-end text:name="__DdeLink__587_4644745541"/>images<text:bookmark-end text:name="__DdeLink__589_4644745541"/>/france-regions-map.webp);</text:p>
      <text:p text:style-name="P13"><text:bookmark-end text:name="__DdeLink__599_464474554"/></text:p>
      <text:p text:style-name="P19">Не всичко е перфектно...</text:p>
      <text:p text:style-name="P19"><text:soft-page-break/>Както ще забележите изображението се визуализира само частично, освен това то се повтаря в различните краища на страницата. Това се получава защото браузърите по подразбиране само изпълняват инструкцията за запълване на страницата / елемента със съответното изображение. Те обаче не се интересуват от това, дали изображението се повтаря и каква част от него се показва и други такива подробности.</text:p>
      <text:p text:style-name="P19"/>
      <text:p text:style-name="P20">За да преодолеем тези несъвършенства, както и за да можем да контролираме и настройваме изгледа на изображението, така че то да подхожда най-много на нашия уеб сайт или да отговаря на изискванията поставени в заданието, трябва да използваме някои тагове.</text:p>
      <text:p text:style-name="P20"/>
      <text:p text:style-name="P20">Първият такъв таг е background-repeat: </text:p>
      <text:p text:style-name="P20"/>
      <text:p text:style-name="P21">Който ни дава няколко опции за избор, като например: no-repeat, repeat, repeat-x и repeat-y.</text:p>
      <text:p text:style-name="P21"/>
      <text:p text:style-name="P21">Последните 2 опции служат за това изображението да се повтаря само по вертикала или само по хоризонтала. </text:p>
      <text:p text:style-name="P21"/>
      <text:p text:style-name="P22">Ако вместо определен цвят, искаме добавим шарка / pattern като фон на нашата уеб страница, това може да стане отново чрез комбинацията:</text:p>
      <text:p text:style-name="P22"/>
      <text:p text:style-name="P22"><text:span text:style-name="T11">background-image: url</text:span><text:bookmark-start text:name="__DdeLink__587_46447455411"/><text:span text:style-name="T11">(../</text:span><text:bookmark-start text:name="__DdeLink__589_46447455411"/><text:bookmark-end text:name="__DdeLink__587_46447455411"/><text:span text:style-name="T11">images</text:span><text:bookmark-end text:name="__DdeLink__589_46447455411"/><text:span text:style-name="T11">/);</text:span></text:p>
      <text:p text:style-name="P14"/>
      <text:p text:style-name="P14"><text:span text:style-name="T14">като в този случай е добре тагът да е поставен като параметър на секцията body в нашия CSS файл.</text:span></text:p>
      <text:p text:style-name="P14"/>
      <text:p text:style-name="P23">Добре е когато подбираме шарка / pattern за нашия уеб сайт, тя да бъде оптимизирана за използваме в интернет.</text:p>
      <text:p text:style-name="P23"/>
      <text:p text:style-name="P24">Друга възможност за работа с нашето фоново изображение, е <text:span text:style-name="T15">да използваме тага</text:span></text:p>
      <text:p text:style-name="P24"/>
      <text:p text:style-name="P25">background-size: </text:p>
      <text:p text:style-name="P25"/>
      <text:p text:style-name="P26">Той ни предоставя няколко опции като: auto, contain, cover</text:p>
      <text:p text:style-name="P27"/>
      <text:p text:style-name="P28">В зависимост от изображението, с което работим зависи и коя точно от тези опции ще използваме, най-често това са auto и cover. </text:p>
      <text:p text:style-name="P28"/>
      <text:p text:style-name="P29">И накрая ще разгледаме таг-а background-position:</text:p>
      <text:p text:style-name="P29"/>
      <text:p text:style-name="P30">Наличните тук опции са например: center, <text:bookmark-start text:name="__DdeLink__603_464474554"/>right bottom, left bottom<text:bookmark-end text:name="__DdeLink__603_464474554"/>, top и т.н.</text:p>
      <text:p text:style-name="P30"/>
      <text:p text:style-name="P30"><text:soft-page-break/>Обърнете внимание на факта, че посоките – дясно долу и ляво долу <text:s/>right bottom, left bottom – съответно се изписват по този начин, а не както обикнове<text:span text:style-name="T16">но</text:span> bottom right и bottom left, долу в дясно и долу в ляво.</text:p>
      <text:p text:style-name="P30"/>
      <text:p text:style-name="P30"/>
      <text:p text:style-name="P31">Можем да си играем с позициониране на фоновото изображение. </text:p>
      <text:p text:style-name="P30"/>
      <text:p text:style-name="P29"/>
      <text:p text:style-name="P29"/>
      <text:p text:style-name="P18"/>
      <text:p text:style-name="P1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20T13:06:55.017445611</dc:date>
    <meta:editing-cycles>499</meta:editing-cycles>
    <meta:editing-duration>P1DT1H7M56S</meta:editing-duration>
    <meta:generator>LibreOffice/7.3.7.2$Linux_X86_64 LibreOffice_project/30$Build-2</meta:generator>
    <meta:document-statistic meta:table-count="0" meta:image-count="0" meta:object-count="0" meta:page-count="3" meta:paragraph-count="33" meta:word-count="539" meta:character-count="3484" meta:non-whitespace-character-count="2956"/>
    <meta:user-defined meta:name="AppVersion">15.0000</meta:user-defined>
  </office:meta>
</office:document-meta>
</file>